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b7b9e" officeooo:paragraph-rsid="001b7b9e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b7b9e" officeooo:paragraph-rsid="001b7b9e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b7b9e" officeooo:paragraph-rsid="001b7b9e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cb9a9" officeooo:paragraph-rsid="001cb9a9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cb9a9" officeooo:paragraph-rsid="001cb9a9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d2f3c" officeooo:paragraph-rsid="001d2f3c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b7b9e" officeooo:paragraph-rsid="001b7b9e" style:font-size-asian="14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d2f3c" officeooo:paragraph-rsid="001d2f3c" style:font-size-asian="14pt" style:font-size-complex="1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d2f3c" officeooo:paragraph-rsid="001d2f3c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24242" style:font-name="Times New Roman" fo:font-size="12pt" fo:letter-spacing="normal" fo:font-style="normal" fo:font-weight="normal" officeooo:rsid="001b7b9e" officeooo:paragraph-rsid="001b7b9e" style:font-size-asian="12pt" style:font-size-complex="12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4pt" officeooo:rsid="001b7b9e" officeooo:paragraph-rsid="001b7b9e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officeooo:rsid="001cb9a9" officeooo:paragraph-rsid="001cb9a9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officeooo:rsid="001b7b9e" officeooo:paragraph-rsid="001b7b9e" style:font-size-asian="14pt" style:font-size-complex="16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b7b9e" officeooo:paragraph-rsid="001b7b9e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f81cc" officeooo:paragraph-rsid="001f81cc" style:font-size-asian="10.5pt" style:font-size-complex="12pt"/>
    </style:style>
    <style:style style:name="T1" style:family="text">
      <style:text-properties officeooo:rsid="001cb9a9"/>
    </style:style>
    <style:style style:name="T2" style:family="text">
      <style:text-properties fo:color="#000000" style:font-name-asian="Times New Roman1" style:language-asian="ru" style:country-asian="RU" style:font-name-complex="Times New Roman1"/>
    </style:style>
    <style:style style:name="T3" style:family="text">
      <style:text-properties officeooo:rsid="001d2f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 </text:p>
      <text:p text:style-name="P1">(национальный исследовательский университет)</text:p>
      <text:p text:style-name="P1"/>
      <text:p text:style-name="P1"/>
      <text:p text:style-name="P2">Факультет №8 "Информационные технологии и прикладная математика»</text:p>
      <text:p text:style-name="P2"/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>Лабораторная работа №2 по курсу «Операционные системы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tab/><text:tab/><text:tab/><text:tab/><text:tab/><text:tab/><text:tab/>Студент: Хромов П.А.</text:p>
      <text:p text:style-name="P11"><text:tab/><text:tab/><text:tab/><text:tab/><text:tab/><text:tab/><text:tab/>Преподаватель: Соколов А.А.</text:p>
      <text:p text:style-name="P11"><text:tab/><text:tab/><text:tab/><text:tab/><text:tab/><text:tab/><text:tab/>Группа: М8О-204Б-17</text:p>
      <text:p text:style-name="P11"><text:s/><text:tab/><text:tab/><text:tab/><text:tab/><text:tab/><text:tab/><text:tab/>Вариант: 21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1"><text:tab/><text:tab/><text:tab/><text:tab/><text:tab/><text:tab/><text:tab/>Подпись:</text:p>
      <text:p text:style-name="P11"/>
      <text:p text:style-name="P11"/>
      <text:p text:style-name="P3">Москва, 2018</text:p>
      <text:p text:style-name="P3"><text:soft-page-break/></text:p>
      <text:p text:style-name="P7">Лабораторная работа №2</text:p>
      <text:p text:style-name="P7"/>
      <text:p text:style-name="P7">1) Описание</text:p>
      <text:p text:style-name="P4">Вариант 21: <text:span text:style-name="T2">Родительский процесс представляет собой сервер по работе со списками и принимает команды со стороны дочернего процесса.</text:span></text:p>
      <text:p text:style-name="P12"/>
      <text:p text:style-name="P10">Процесс - это объект ОС Linux, который состоит из адресного пространства памяти и набора структур данных. По сути, процесс это запущенная программа или служба. В моей лабораторной используются два процесса — родительский и дочерний, который запускается из родительского. Они обмениваются данными с помощью неименованного канала (pipe). Родительский процесс представляет собой сервер по работе со списками, с помощью системного вызова exec <text:span text:style-name="T1">замещая</text:span> свой образ образом main.c.<text:span text:style-name="T1"> Заголовочный файл udt.h и файл list.c линкуются вместе с main.c и предоставляют функции для работы со списками. </text:span></text:p>
      <text:p text:style-name="P7"/>
      <text:p text:style-name="P5">Использованные системные вызовы:</text:p>
      <text:p text:style-name="P5"/>
      <text:p text:style-name="P5">pidt fork(void); - создаёт дочерний процесс. Если возвращает 0, то созданный процесс — ребёнок, если &gt;0 — родитель. </text:p>
      <text:p text:style-name="P5"/>
      <text:p text:style-name="P5">Int execl(const char *path, const char *arg, …); - заменяет текущий образ процесса новым образом процесса. Первый аргумент — полное имя файла, который необходимо исполнить, остальные — указатели на строки, представляющие собой параметры, которые необходимо передать исполняемой программе (должен заканчиваться NULL).</text:p>
      <text:p text:style-name="P5"/>
      <text:p text:style-name="P5">exit(int status); — выходит из процесса с заданным статусом. </text:p>
      <text:p text:style-name="P5"/>
      <text:p text:style-name="P5">Int pipe(int <text:span text:style-name="T3">pipefd[2]</text:span>); - предоставляет средства передачи данных между двумя процессами. <text:span text:style-name="T3">Массив pipefd[2] содержит два файловых дескриптора, используемых после создания канала для чтения и записи в него.</text:span> При успешном создании канала возвращает 0, в противном случае -1. </text:p>
      <text:p text:style-name="P5"/>
      <text:p text:style-name="P6">int close(int fd) — закрывает файловый дескриптор </text:p>
      <text:p text:style-name="P6"/>
      <text:p text:style-name="P6">int write(int fd, void* buffer, int nbyte); - записывает nbyte байтов из буфера buffer в файл с дескриптором fd.</text:p>
      <text:p text:style-name="P6"/>
      <text:p text:style-name="P7">2) Исходный код</text:p>
      <text:p text:style-name="P7"/>
      <text:p text:style-name="P8">makefile</text:p>
      <text:p text:style-name="P8"/>
      <text:p text:style-name="P9">#makefile</text:p>
      <text:p text:style-name="P9">out: main.o list.o; gcc -o out main.o list.o</text:p>
      <text:p text:style-name="P9">main.o: main.c udt.h; gcc -c main.c</text:p>
      <text:p text:style-name="P9">list.o: list.c udt.h; gcc -c list.c</text:p>
      <text:p text:style-name="P9">clean: ;rm -rf *.o out</text:p>
      <text:p text:style-name="P9"/>
      <text:p text:style-name="P9"/>
      <text:p text:style-name="P9"/>
      <text:p text:style-name="P9"/>
      <text:p text:style-name="P7"><text:soft-page-break/>main.c </text:p>
      <text:p text:style-name="P14">#include &lt;stdio.h&gt;</text:p>
      <text:p text:style-name="P14">#include &lt;stdlib.h&gt;</text:p>
      <text:p text:style-name="P14">#include &lt;unistd.h&gt;</text:p>
      <text:p text:style-name="P14">#include &lt;sys/types.h&gt;</text:p>
      <text:p text:style-name="P14">#include &lt;sys/wait.h&gt;</text:p>
      <text:p text:style-name="P14">#include "udt.h"</text:p>
      <text:p text:style-name="P14">void main(int argc, char *argv[]) {</text:p>
      <text:p text:style-name="P14"><text:s text:c="2"/>int actr[3];</text:p>
      <text:p text:style-name="P14"><text:s text:c="2"/>int file_desc;</text:p>
      <text:p text:style-name="P14"/>
      <text:p text:style-name="P14"><text:s text:c="2"/>int act, pos, arg, k, a;</text:p>
      <text:p text:style-name="P14"><text:s text:c="2"/>List list;</text:p>
      <text:p text:style-name="P14"><text:s text:c="2"/>Iterator hole;</text:p>
      <text:p text:style-name="P14"><text:s text:c="2"/></text:p>
      <text:p text:style-name="P14"><text:s text:c="2"/>sscanf(argv[1], "%d", &amp;file_desc);</text:p>
      <text:p text:style-name="P14"><text:s text:c="2"/></text:p>
      <text:p text:style-name="P14"><text:s text:c="2"/>udt_create(&amp;list);</text:p>
      <text:p text:style-name="P14"><text:s text:c="2"/>if (udt_is_empty(&amp;list))</text:p>
      <text:p text:style-name="P14"><text:s text:c="4"/>printf("Список пуст. \n");</text:p>
      <text:p text:style-name="P14"><text:tab/></text:p>
      <text:p text:style-name="P14"/>
      <text:p text:style-name="P14"><text:s text:c="2"/>while(1) {</text:p>
      <text:p text:style-name="P14"><text:s text:c="4"/>if(read(file_desc, actr, sizeof(actr)) &lt; 0)</text:p>
      <text:p text:style-name="P14"><text:s text:c="6"/>perror("read");</text:p>
      <text:p text:style-name="P14"/>
      <text:p text:style-name="P14"/>
      <text:p text:style-name="P14"><text:s text:c="4"/>switch (actr[0]) {</text:p>
      <text:p text:style-name="P14"><text:s text:c="4"/>case 1:</text:p>
      <text:p text:style-name="P14"><text:s text:c="6"/>pos = actr[1];</text:p>
      <text:p text:style-name="P14"><text:s text:c="6"/>arg = actr[2];</text:p>
      <text:p text:style-name="P14"><text:s text:c="6"/>if ((pos &lt; 1) || (udt_is_empty(&amp;list) &amp;&amp; pos != 1) || (pos &gt; (list.size + 1))) {</text:p>
      <text:p text:style-name="P14"><text:tab/>printf("Неверно введена позиция \n");</text:p>
      <text:p text:style-name="P14"><text:tab/>break;</text:p>
      <text:p text:style-name="P14"><text:s text:c="6"/>}</text:p>
      <text:p text:style-name="P14"><text:s text:c="6"/>hole.point = list.head;</text:p>
      <text:p text:style-name="P14"><text:s text:c="6"/>for (k = 0; k &lt; pos; k++)</text:p>
      <text:p text:style-name="P14"><text:tab/>hole.point = hole.point-&gt;next;</text:p>
      <text:p text:style-name="P14"><text:s text:c="6"/>udt_insert(&amp;list, &amp;hole, arg);</text:p>
      <text:p text:style-name="P14"><text:s text:c="6"/>udt_print(&amp;list);</text:p>
      <text:p text:style-name="P14"><text:s text:c="6"/>break;</text:p>
      <text:p text:style-name="P14"><text:s text:c="4"/>case 2:</text:p>
      <text:p text:style-name="P14"><text:s text:c="6"/>if (udt_is_empty(&amp;list)) {</text:p>
      <text:p text:style-name="P14"><text:tab/>printf("Список пуст \n");</text:p>
      <text:p text:style-name="P14"><text:tab/>break;</text:p>
      <text:p text:style-name="P14"><text:s text:c="6"/>}</text:p>
      <text:p text:style-name="P14"><text:s text:c="6"/>pos = actr[1];</text:p>
      <text:p text:style-name="P14"><text:s text:c="6"/>if (pos &lt; 1 || pos &gt; list.size) {</text:p>
      <text:p text:style-name="P14"><text:tab/>printf("Неверно введена позиция \n");</text:p>
      <text:p text:style-name="P14"><text:tab/>break;</text:p>
      <text:p text:style-name="P14"><text:s text:c="6"/>}</text:p>
      <text:p text:style-name="P14"><text:s text:c="6"/>hole.point = list.head;</text:p>
      <text:p text:style-name="P14"><text:s text:c="6"/>for (k = 0; k &lt; pos; k++)</text:p>
      <text:p text:style-name="P14"><text:tab/>hole.point = hole.point-&gt;next;</text:p>
      <text:p text:style-name="P14"><text:s text:c="6"/>udt_erase(&amp;list, &amp;hole);</text:p>
      <text:p text:style-name="P14"><text:s text:c="6"/>udt_print(&amp;list);</text:p>
      <text:p text:style-name="P14"><text:s text:c="6"/>break;</text:p>
      <text:p text:style-name="P14"><text:soft-page-break/><text:s text:c="4"/>case 3:</text:p>
      <text:p text:style-name="P14"><text:s text:c="6"/>udt_print(&amp;list);</text:p>
      <text:p text:style-name="P14"><text:s text:c="6"/>break;</text:p>
      <text:p text:style-name="P14"><text:s text:c="4"/>case 4:</text:p>
      <text:p text:style-name="P14"><text:s text:c="6"/>a = udt_size(&amp;list);</text:p>
      <text:p text:style-name="P14"><text:s text:c="6"/>printf("Размер списка: %d \n", a);</text:p>
      <text:p text:style-name="P14"><text:s text:c="6"/>break;</text:p>
      <text:p text:style-name="P14"><text:s text:c="4"/>case 5:</text:p>
      <text:p text:style-name="P14"><text:s text:c="6"/>hole.point = list.head;</text:p>
      <text:p text:style-name="P14"><text:s text:c="6"/>ins_sort(&amp;list, &amp;hole);</text:p>
      <text:p text:style-name="P14"><text:s text:c="6"/>udt_print(&amp;list);</text:p>
      <text:p text:style-name="P14"><text:s text:c="6"/>break;</text:p>
      <text:p text:style-name="P14"><text:s text:c="4"/>case 6:</text:p>
      <text:p text:style-name="P14"><text:s text:c="6"/>wait(NULL);</text:p>
      <text:p text:style-name="P14"><text:s text:c="6"/>printf("Завершение программы \n");</text:p>
      <text:p text:style-name="P14"><text:s text:c="6"/>return;</text:p>
      <text:p text:style-name="P14"><text:s text:c="4"/>default:</text:p>
      <text:p text:style-name="P14"><text:s text:c="6"/>break;</text:p>
      <text:p text:style-name="P14"><text:s text:c="4"/>}</text:p>
      <text:p text:style-name="P14"><text:s text:c="2"/>}</text:p>
      <text:p text:style-name="P14">}</text:p>
      <text:p text:style-name="P7"/>
      <text:p text:style-name="P7">lab2.c</text:p>
      <text:p text:style-name="P7"/>
      <text:p text:style-name="P14">#include &lt;stdio.h&gt;</text:p>
      <text:p text:style-name="P14">#include &lt;stdlib.h&gt;</text:p>
      <text:p text:style-name="P14">#include &lt;string.h&gt;</text:p>
      <text:p text:style-name="P14">#include &lt;unistd.h&gt;</text:p>
      <text:p text:style-name="P14">#include &lt;sys/types.h&gt;</text:p>
      <text:p text:style-name="P14">#include &lt;sys/wait.h&gt;</text:p>
      <text:p text:style-name="P14"/>
      <text:p text:style-name="P14">int main() {</text:p>
      <text:p text:style-name="P14"><text:s text:c="2"/>int pipe_fds[2];</text:p>
      <text:p text:style-name="P14"><text:s text:c="2"/>// int pipe_fds2[2] второй канал не пригодился</text:p>
      <text:p text:style-name="P14"><text:s text:c="2"/>int i;</text:p>
      <text:p text:style-name="P14"><text:s text:c="2"/>pid_t fork_res;</text:p>
      <text:p text:style-name="P14"><text:s text:c="2"/>char buffer[3];</text:p>
      <text:p text:style-name="P14"><text:s text:c="2"/>int act[3];</text:p>
      <text:p text:style-name="P14"/>
      <text:p text:style-name="P14"><text:s text:c="2"/>if (pipe(pipe_fds) == 0) {</text:p>
      <text:p text:style-name="P14"><text:s text:c="4"/>fork_res = fork();</text:p>
      <text:p text:style-name="P14"><text:s text:c="4"/>if (fork_res == (pid_t)-1)</text:p>
      <text:p text:style-name="P14"><text:s text:c="6"/>perror("fork");</text:p>
      <text:p text:style-name="P14"><text:s text:c="4"/>if (fork_res == 0) {</text:p>
      <text:p text:style-name="P14"><text:s text:c="6"/>printf("Дочерний процесс %d \n", getpid());</text:p>
      <text:p text:style-name="P14"><text:s text:c="6"/>close(pipe_fds[0]); // дочерний не читает из канала</text:p>
      <text:p text:style-name="P14"><text:s text:c="6"/>while(1) {</text:p>
      <text:p text:style-name="P14"><text:tab/>for(i = 0; i &lt; 3; i++)</text:p>
      <text:p text:style-name="P14"><text:tab/> <text:s/>act[i] = 0;</text:p>
      <text:p text:style-name="P14"><text:tab/>printf("МЕНЮ:\n");</text:p>
      <text:p text:style-name="P14"><text:tab/>printf("1. Вставить элемент \n");</text:p>
      <text:p text:style-name="P14"><text:tab/>printf("2. Удалить элемент \n");</text:p>
      <text:p text:style-name="P14"><text:tab/>printf("3. Печать списка\n");</text:p>
      <text:p text:style-name="P14"><text:tab/>printf("4. Размер списка\n");</text:p>
      <text:p text:style-name="P14"><text:tab/>printf("5. Сортировать список\n");</text:p>
      <text:p text:style-name="P14"><text:tab/>printf("6. Выход\n");</text:p>
      <text:p text:style-name="P14"><text:soft-page-break/><text:tab/>scanf("%d", &amp;act[0]);</text:p>
      <text:p text:style-name="P14"><text:tab/>if (act[0] == 1) {</text:p>
      <text:p text:style-name="P14"><text:tab/> <text:s/>printf("Введите позицию элемента: \n");</text:p>
      <text:p text:style-name="P14"><text:tab/> <text:s/>scanf(" %d", &amp;act[1]);</text:p>
      <text:p text:style-name="P14"><text:tab/> <text:s/>printf("Введите значение элемента: \n");</text:p>
      <text:p text:style-name="P14"><text:tab/> <text:s/>scanf(" %d", &amp;act[2]);</text:p>
      <text:p text:style-name="P14"><text:tab/>}</text:p>
      <text:p text:style-name="P14"><text:tab/>if (act[0] == 2) {</text:p>
      <text:p text:style-name="P14"><text:tab/> <text:s/>printf("Введите позицию элемента: \n");</text:p>
      <text:p text:style-name="P14"><text:tab/> <text:s/>scanf(" %d", &amp;act[1]);</text:p>
      <text:p text:style-name="P14"><text:tab/>}</text:p>
      <text:p text:style-name="P14"><text:tab/>if (act[0] &lt; 1 || act[0] &gt; 6)</text:p>
      <text:p text:style-name="P14"><text:tab/> <text:s/>printf("Такого пункта меню не существует");</text:p>
      <text:p text:style-name="P14"><text:tab/>if(write(pipe_fds[1], act, sizeof(act)) &lt; 0)</text:p>
      <text:p text:style-name="P14"><text:tab/> <text:s/>perror("write");</text:p>
      <text:p text:style-name="P14"><text:tab/>if(act[0] == 6)</text:p>
      <text:p text:style-name="P14"><text:tab/> <text:s/>exit(EXIT_SUCCESS);</text:p>
      <text:p text:style-name="P14"><text:tab/>usleep(50);</text:p>
      <text:p text:style-name="P14"><text:tab/></text:p>
      <text:p text:style-name="P14"><text:s text:c="6"/>}</text:p>
      <text:p text:style-name="P14"><text:s text:c="4"/>}</text:p>
      <text:p text:style-name="P14"><text:s text:c="4"/>else {</text:p>
      <text:p text:style-name="P14"><text:s text:c="6"/>printf("Процесс-родитель: %d \n", getpid());</text:p>
      <text:p text:style-name="P14"><text:s text:c="6"/>close(0); // родитель не читает стандартный ввод</text:p>
      <text:p text:style-name="P14"><text:s text:c="6"/>close(pipe_fds[1]); // родитель не пишет в канал</text:p>
      <text:p text:style-name="P14"><text:s text:c="6"/>sprintf(buffer, "%d", pipe_fds[0]);</text:p>
      <text:p text:style-name="P14"><text:s text:c="6"/>execl("/home/pankratz/Prog/OS/lab2/out", "out", buffer, NULL);</text:p>
      <text:p text:style-name="P14"><text:s text:c="6"/>perror("exec");</text:p>
      <text:p text:style-name="P14"><text:tab/><text:tab/></text:p>
      <text:p text:style-name="P14"><text:s text:c="4"/>}</text:p>
      <text:p text:style-name="P14"><text:s text:c="4"/>return 0;</text:p>
      <text:p text:style-name="P14"><text:s text:c="2"/>}</text:p>
      <text:p text:style-name="P14"><text:s text:c="2"/>else</text:p>
      <text:p text:style-name="P14"><text:s text:c="4"/>perror("pipe");</text:p>
      <text:p text:style-name="P14">}</text:p>
      <text:p text:style-name="P7"/>
      <text:p text:style-name="P7">3) Консоль</text:p>
      <text:p text:style-name="P14">pankratz@pankratz-HP-ProBook-430-G5:~$ cd Prog/OS/lab2</text:p>
      <text:p text:style-name="P14">pankratz@pankratz-HP-ProBook-430-G5:~/Prog/OS/lab2$ ls</text:p>
      <text:p text:style-name="P14"><text:s/>a.out <text:s text:c="3"/>'#list.c#' <text:s text:c="2"/>list.o <text:s text:c="5"/>main.c~ <text:s text:c="2"/>'#makefile#' <text:s text:c="2"/>parent.c~</text:p>
      <text:p text:style-name="P14"><text:s/>lab2.c <text:s text:c="3"/>list.c <text:s text:c="4"/>'#main.c#' <text:s text:c="2"/>main.o <text:s text:c="4"/>makefile~ <text:s text:c="4"/>udt.h</text:p>
      <text:p text:style-name="P14"><text:s/>lab2.c~ <text:s text:c="2"/>list.c~ <text:s text:c="4"/>main.c <text:s text:c="5"/>makefile <text:s text:c="2"/>out <text:s text:c="10"/>udt.h.gch</text:p>
      <text:p text:style-name="P14">pankratz@pankratz-HP-ProBook-430-G5:~/Prog/OS/lab2$ make</text:p>
      <text:p text:style-name="P14">make: «out» не требует обновления.</text:p>
      <text:p text:style-name="P14">pankratz@pankratz-HP-ProBook-430-G5:~/Prog/OS/lab2$ make clean</text:p>
      <text:p text:style-name="P14">rm -rf *.o out</text:p>
      <text:p text:style-name="P14">pankratz@pankratz-HP-ProBook-430-G5:~/Prog/OS/lab2$ make</text:p>
      <text:p text:style-name="P14">gcc -c main.c</text:p>
      <text:p text:style-name="P14">gcc -c list.c</text:p>
      <text:p text:style-name="P14">gcc -o out main.o list.o</text:p>
      <text:p text:style-name="P14">pankratz@pankratz-HP-ProBook-430-G5:~/Prog/OS/lab2$ ls</text:p>
      <text:p text:style-name="P14"><text:s/>a.out <text:s text:c="2"/>lab2.c <text:s text:c="2"/>lab2.c~ <text:s/>'#list.c#' <text:s text:c="2"/>list.c <text:s text:c="2"/>list.c~ <text:s text:c="2"/>list.o <text:s/>'#main.c#' <text:s text:c="2"/>main.c <text:s text:c="2"/>main.c~ <text:s text:c="2"/>main.o <text:s text:c="2"/>makefile <text:s/>'#makefile#' <text:s text:c="2"/>makefile~ <text:s text:c="2"/>out <text:s text:c="2"/>parent.c~ <text:s text:c="2"/>udt.h <text:s text:c="2"/>udt.h.gch</text:p>
      <text:p text:style-name="P14">pankratz@pankratz-HP-ProBook-430-G5:~/Prog/OS/lab2$ ./a.out</text:p>
      <text:p text:style-name="P14">Процесс-родитель: 3187 </text:p>
      <text:p text:style-name="P14">Дочерний процесс 3188 </text:p>
      <text:p text:style-name="P14"><text:soft-page-break/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Список пуст. </text:p>
      <text:p text:style-name="P14">1</text:p>
      <text:p text:style-name="P14">Введите позицию элемента: </text:p>
      <text:p text:style-name="P14">1</text:p>
      <text:p text:style-name="P14">Введите значение элемента: </text:p>
      <text:p text:style-name="P14">12</text:p>
      <text:p text:style-name="P14">Список: 12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1</text:p>
      <text:p text:style-name="P14">Введите позицию элемента: </text:p>
      <text:p text:style-name="P14">2</text:p>
      <text:p text:style-name="P14">Введите значение элемента: </text:p>
      <text:p text:style-name="P14">0</text:p>
      <text:p text:style-name="P14">Список: 12 0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1</text:p>
      <text:p text:style-name="P14">Введите позицию элемента: </text:p>
      <text:p text:style-name="P14">3</text:p>
      <text:p text:style-name="P14">Введите значение элемента: </text:p>
      <text:p text:style-name="P14">-14</text:p>
      <text:p text:style-name="P14">Список: 12 0 -14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1</text:p>
      <text:p text:style-name="P14">Введите позицию элемента: </text:p>
      <text:p text:style-name="P14">3</text:p>
      <text:p text:style-name="P14">Введите значение элемента: </text:p>
      <text:p text:style-name="P14">56</text:p>
      <text:p text:style-name="P14">Список: 12 0 56 -14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<text:soft-page-break/>4. Размер списка</text:p>
      <text:p text:style-name="P14">5. Сортировать список</text:p>
      <text:p text:style-name="P14">6. Выход</text:p>
      <text:p text:style-name="P14">2</text:p>
      <text:p text:style-name="P14">Введите позицию элемента: </text:p>
      <text:p text:style-name="P14">3</text:p>
      <text:p text:style-name="P14">Список: 12 0 -14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4</text:p>
      <text:p text:style-name="P14">Размер списка: 3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5</text:p>
      <text:p text:style-name="P14">Список: -14 0 12 </text:p>
      <text:p text:style-name="P14">МЕНЮ:</text:p>
      <text:p text:style-name="P14">1. Вставить элемент </text:p>
      <text:p text:style-name="P14">2. Удалить элемент </text:p>
      <text:p text:style-name="P14">3. Печать списка</text:p>
      <text:p text:style-name="P14">4. Размер списка</text:p>
      <text:p text:style-name="P14">5. Сортировать список</text:p>
      <text:p text:style-name="P14">6. Выход</text:p>
      <text:p text:style-name="P14">6</text:p>
      <text:p text:style-name="P14">Завершение программы </text:p>
      <text:p text:style-name="P7"/>
      <text:p text:style-name="P7">4) Выводы</text:p>
      <text:p text:style-name="P7"/>
      <text:p text:style-name="P15">Почти все современные приложения используют множество процессов и потоков одновременно. Поэтому любому, кто хочет научиться программированию, необходимо освоиться в написании многопроцессорных и многопоточных программ. Благодаря выполнению этой лабораторной, я научился работать с простым и наглядным интерфейсом fork-exec и использовать неименованные каналы для передачи данных. </text:p>
      <text:p text:style-name="P15"/>
      <text:p text:style-name="P15">Благодаря наработкам из 2 семестра, мне не пришлось писать функции для обработки списка с нуля, впрочем, задание было в первую очередь не про это. На тестах моя программа, насколько я могу судить, не выдаёт ошибок. Единственное неудобство, с которым я столкнулся при её написании — то, что обработкой списков занимается именно родительский процесс, а не дочерний (поэтому нет смысла использовать такие системные вызовы как waitpid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_5f_code" style:display-name="_code" style:family="paragraph">
      <style:paragraph-properties fo:margin-left="0cm" fo:margin-right="0cm" fo:margin-top="0cm" fo:margin-bottom="0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1" fo:font-family="FreeMono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cm" fo:margin-right="0cm" fo:margin-top="0.127cm" fo:margin-bottom="0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1" fo:font-family="FreeMono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cm" fo:margin-right="0cm" fo:margin-top="0cm" fo:margin-bottom="0.127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1" fo:font-family="FreeMono" style:font-style-name="Bold" style:font-family-generic="roman" style:font-pitch="variable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cm" fo:margin-right="0cm" fo:margin-top="0.127cm" fo:margin-bottom="0.127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1" fo:font-family="FreeMono" style:font-style-name="Bold" style:font-family-generic="roman" style:font-pitch="variable" fo:font-size="8pt" fo:font-weight="bold" style:letter-kerning="false"/>
    </style:style>
    <style:style style:name="_5f_OOoComputerCode" style:display-name="_OOoComputerCode" style:family="paragraph">
      <style:paragraph-properties fo:margin-left="0.508cm" fo:margin-right="0cm" fo:margin-top="0cm" fo:margin-bottom="0.076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" fo:font-family="FreeMono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508cm" fo:margin-right="0cm" fo:margin-top="0cm" fo:margin-bottom="0.254cm" loext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FreeMono" fo:font-family="FreeMono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top="0cm" fo:margin-bottom="0.076cm" loext:contextual-spacing="false"/>
      <style:text-properties style:font-name="FreeMono" fo:font-family="FreeMono" style:font-family-generic="roman" style:font-pitch="variable" fo:font-size="9pt" style:letter-kerning="fals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2:25:49.844231440</meta:creation-date>
    <dc:date>2019-02-20T03:21:47.337696106</dc:date>
    <meta:editing-duration>PT19M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7" meta:paragraph-count="284" meta:word-count="1084" meta:character-count="8353" meta:non-whitespace-character-count="6915"/>
  </office:meta>
</office:document-meta>
</file>